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title">
      <style:graphic-properties draw:auto-grow-height="true" fo:min-height="1.27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One_20_Column-title">
      <style:graphic-properties fo:min-height="1.8cm"/>
      <style:paragraph-properties style:writing-mode="lr-tb"/>
    </style:style>
    <style:style style:name="pr5" style:family="presentation" style:parent-style-name="One_20_Column-outline1">
      <style:graphic-properties fo:min-height="9.135cm"/>
      <style:paragraph-properties style:writing-mode="lr-tb"/>
    </style:style>
    <style:style style:name="pr6" style:family="presentation" style:parent-style-name="One_20_Column-notes">
      <style:graphic-properties draw:fill-color="#ffffff" fo:min-height="13.364cm"/>
      <style:paragraph-properties style:writing-mode="lr-tb"/>
    </style:style>
    <style:style style:name="pr7" style:family="presentation" style:parent-style-name="One_20_Column-title">
      <style:graphic-properties draw:auto-grow-height="true" fo:min-height="1.8cm"/>
      <style:paragraph-properties style:writing-mode="lr-tb"/>
    </style:style>
    <style:style style:name="pr8" style:family="presentation" style:parent-style-name="One_20_Column-outline1">
      <style:graphic-properties fo:min-height="8.884cm"/>
      <style:paragraph-properties style:writing-mode="lr-tb"/>
    </style:style>
    <style:style style:name="pr9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4cm" fo:margin-bottom="0cm"/>
    </style:style>
    <style:style style:name="P5" style:family="paragraph">
      <style:paragraph-properties fo:margin-top="0.3cm" fo:margin-bottom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text-shadow="none" style:text-underline-style="none" fo:font-weight="normal" style:letter-kerning="true" fo:background-color="transparent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71cm" presentation:class="title" presentation:user-transformed="true">
          <draw:text-box>
            <text:p>OGC Networking - MQTT </text:p>
          </draw:text-box>
        </draw:frame>
        <draw:frame presentation:style-name="pr2" draw:layer="layout" svg:width="16.51cm" svg:height="1.737cm" svg:x="11.43cm" svg:y="13.102cm" presentation:class="title" presentation:user-transformed="true">
          <draw:text-box>
            <text:p>OGC.Engineerin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4" draw:layer="layout" svg:width="26.5cm" svg:height="1.8cm" svg:x="0.4cm" svg:y="0.2cm" presentation:class="title">
          <draw:text-box>
            <text:p>MQTT messaging basic concep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2">Broker(s) – Handles message routing by topic</text:p>
              </text:list-item>
              <text:list-item>
                <text:p text:style-name="P2">Topic(s) – Message categorization</text:p>
              </text:list-item>
              <text:list-item>
                <text:p>Publisher(s) – Provides data to topic(s)</text:p>
              </text:list-item>
              <text:list-item>
                <text:p>Subscriber(s) – Collects data from topic(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>
          <draw:text-box>
            <text:p>Example of the big picture idea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I have a company with several clients</text:p>
              </text:list-item>
              <text:list-item>
                <text:p>Each client has one or more of my systems operating for them</text:p>
              </text:list-item>
              <text:list-item>
                <text:p>I am providing them monitoring and control interfaces</text:p>
              </text:list-item>
              <text:list-item>
                <text:p>I am providing them remote support service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 presentation:user-transformed="true">
          <draw:text-box>
            <text:p>Looking from the Top Down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omewhere in the cloud...</text:p>
                <text:list>
                  <text:list-item>
                    <text:p text:style-name="P4">MQTT Broker(s) – Handling message routing between all systems by use of topics</text:p>
                  </text:list-item>
                  <text:list-item>
                    <text:p>Backend – data processing and storage</text:p>
                    <text:list>
                      <text:list-item>
                        <text:p>Processing – TBD, server(s) providing data aggregation and processing ( shared learning, analysis, etc. )</text:p>
                      </text:list-item>
                      <text:list-item>
                        <text:p>Storage – Database of customer data used for historical performance tracking, data analysis, and data sharing among products, etc.</text:p>
                      </text:list-item>
                    </text:list>
                  </text:list-item>
                  <text:list-item>
                    <text:p><text:span text:style-name="T1">Frontend – </text:span>GUI or web interface</text:p>
                    <text:list>
                      <text:list-item>
                        <text:p>Dashboard – Numerical and visual representations of a clients systems with the ability to drill down to individual device statistics</text:p>
                      </text:list-item>
                      <text:list-item>
                        <text:p>Controls – Buttons, Sliders, Text entries used for everything from full network broadcasts to individual device commands</text:p>
                      </text:list-item>
                    </text:list>
                  </text:list-item>
                </text:list>
              </text:list-item>
              <text:list-item>
                <text:p>Deployed equipment</text:p>
                <text:list>
                  <text:list-item>
                    <text:p>Client Devices – The groups, systems, and devices that interface with the clients environment(s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4" draw:layer="layout" svg:width="26.5cm" svg:height="1.8cm" svg:x="0.4cm" svg:y="0.2cm" presentation:class="title" presentation:user-transformed="true">
          <draw:text-box>
            <text:p>Topics – first layer categoriz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“/” - the root of a topic tree</text:p>
                <text:list>
                  <text:list-item>
                    <text:p>“/networks” – one or more groups categorized by client or simliar </text:p>
                  </text:list-item>
                  <text:list-item>
                    <text:p>“/groups” – one or more systems categorized by type, geographical region, etc.</text:p>
                  </text:list-item>
                  <text:list-item>
                    <text:p>“/systems” – one or more devices bound together into a single entity</text:p>
                  </text:list-item>
                  <text:list-item>
                    <text:p>“/devices” – each uniquely named endpoint fits inside this topic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4" draw:layer="layout" svg:width="26.5cm" svg:height="1.8cm" svg:x="0.4cm" svg:y="0.2cm" presentation:class="title" presentation:user-transformed="true">
          <draw:text-box>
            <text:p>Topics – second layer categoriz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“/networks/&lt;client name&gt;” – target a certain clients devices</text:p>
              </text:list-item>
              <text:list-item>
                <text:p>“/groups/&lt;type or region&gt;” – target a named type of system or those working in a common region</text:p>
              </text:list-item>
              <text:list-item>
                <text:p>“/systems/&lt;system-name&gt;” – target a named system</text:p>
              </text:list-item>
              <text:list-item>
                <text:p><text:span text:style-name="T1">“</text:span><text:span text:style-name="T1">/devices/&lt;hostname&gt;” </text:span>– targets a specific device or its subsystem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4" draw:layer="layout" svg:width="26.5cm" svg:height="1.8cm" svg:x="0.4cm" svg:y="0.2cm" presentation:class="title">
          <draw:text-box>
            <text:p>Message Typ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‘disco’, Discovery Messages – Allow a device to broadcast a request for information when it does not know what is available on a network</text:p>
              </text:list-item>
              <text:list-item>
                <text:p>‘stat’, Status Messages – The heartbeat providing periodic status information along with time services</text:p>
              </text:list-item>
              <text:list-item>
                <text:p>‘get’, Get Messages – Requests for information</text:p>
              </text:list-item>
              <text:list-item>
                <text:p>‘set’, Set Messages – Responses with or direct commands to set inform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4" draw:layer="layout" svg:width="26.5cm" svg:height="1.8cm" svg:x="0.4cm" svg:y="0.2cm" presentation:class="title" presentation:user-transformed="true">
          <draw:text-box>
            <text:p>Status messag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urpose – provide a periodic heartbeat to indicate active device connections, configuration, and time sync abilities</text:p>
              </text:list-item>
              <text:list-item>
                <text:p>Server side</text:p>
                <text:list>
                  <text:list-item>
                    <text:p>Subscribe to “/groups/servers” to hear all status heartbeat messages from devices, etc.</text:p>
                  </text:list-item>
                  <text:list-item>
                    <text:p>Publish to “/devices” to broadcast to all individual devices</text:p>
                    <text:list>
                      <text:list-item>
                        <text:p>{“msg”:”stat”,”id”:0,”type”:”server”,”name”:”ogc-pinky”,”group”:”servers”,”timestamp”:12345678,”uptime”:11223344,”status”:”OK”}</text:p>
                      </text:list-item>
                    </text:list>
                  </text:list-item>
                </text:list>
              </text:list-item>
              <text:list-item>
                <text:p>Device side</text:p>
                <text:list>
                  <text:list-item>
                    <text:p>Subscribe to “/devices” to hear all broadcasts to devices that include the server heartbeats</text:p>
                  </text:list-item>
                  <text:list-item>
                    <text:p>Publish to “/groups/servers” as directed in the server heartbeat</text:p>
                    <text:list>
                      <text:list-item>
                        <text:p>{“msg”:”stat”,”id”:&lt;#&gt;,”type”:”device”,”name”:”&lt;hostname&gt;”,”group”:”&lt;group&gt;”,,”system”:”&lt;system&gt;”,”timestamp”:12345678,”uptime”:11223344,”status”:”OK”}</text:p>
                      </text:list-item>
                    </text:list>
                  </text:list-item>
                  <text:list-item>
                    <text:p text:style-name="P4">Configuration messages</text:p>
                    <text:list>
                      <text:list-item>
                        <text:p>If heartbeat group is NULL</text:p>
                        <text:list>
                          <text:list-item>
                            <text:p>{“msg”:”set”,”id”:&lt;#&gt;,”timestamp”:12345678,”group”:”&lt;target_group&gt;”}</text:p>
                          </text:list-item>
                        </text:list>
                      </text:list-item>
                      <text:list-item>
                        <text:p>If heartbeat system is NULL</text:p>
                        <text:list>
                          <text:list-item>
                            <text:p><text:span text:style-name="T2">{“msg”:”set”,”id”:&lt;#&gt;,</text:span>”timestamp”:12345678,”system”:”&lt;target_system&gt;”}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4" draw:layer="layout" svg:width="26.5cm" svg:height="1.8cm" svg:x="0.4cm" svg:y="0.2cm" presentation:class="title" presentation:user-transformed="true">
          <draw:text-box>
            <text:p>Sensor messag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Request/Response – server triggers request for data</text:p>
                <text:list>
                  <text:list-item>
                    <text:p>Device subscribers to “/devices/&lt;hostname&gt;” to listen for “get” requests</text:p>
                  </text:list-item>
                  <text:list-item>
                    <text:p>Server posts to “/devices/&lt;hostname&gt;”, id # sets a unique identifier for response</text:p>
                    <text:list>
                      <text:list-item>
                        <text:p>{“msg”:”get”,”id”:&lt;#&gt;,”timestamp”:12345678,”target”:”&lt;topic&gt;”,”sensor”:{&lt;TBD sensor identification sub json kv pair(s)&gt;}}</text:p>
                      </text:list-item>
                    </text:list>
                  </text:list-item>
                  <text:list-item>
                    <text:p>Sensor identification includes a one shot request or a request for periodic updates and associated update rate</text:p>
                  </text:list-item>
                </text:list>
              </text:list-item>
              <text:list-item>
                <text:p>Expected response to topic provided in request “target”, id # links get and set</text:p>
                <text:list>
                  <text:list-item>
                    <text:p>{“msg”:”set”,”id”:&lt;#&gt;,”timestamp”:12345678,”response”:{&lt;TBD sensor information sub json kv pair(s)}}</text:p>
                  </text:list-item>
                </text:list>
              </text:list-item>
              <text:list-item>
                <text:p>Examples:</text:p>
                <text:list>
                  <text:list-item>
                    <text:p>Periodic temperature updates of a specific temperature sensor on a device</text:p>
                    <text:list>
                      <text:list-item>
                        <text:p text:style-name="P5"><text:span text:style-name="T3">Server/Device → topic </text:span><text:span text:style-name="T3">→ message</text:span></text:p>
                      </text:list-item>
                      <text:list-item>
                        <text:p text:style-name="P5"><text:span text:style-name="T3">Timon→ </text:span><text:span text:style-name="T4">/devices/pumbaa → </text:span><text:span text:style-name="T5">{“msg”:”get”,”id”:12345</text:span><text:span text:style-name="T5">,”timestamp”:1234567</text:span><text:span text:style-name="T5">8,”target”:”/groups/ser</text:span><text:span text:style-name="T5">vers/timon”,”sensor”:</text:span><text:span text:style-name="T5">{“type”:”temperature”,”i</text:span><text:span text:style-name="T5">d”:54321,”frequency_h</text:span><text:span text:style-name="T5">z”:1}}</text:span></text:p>
                      </text:list-item>
                      <text:list-item>
                        <text:p text:style-name="P5"><text:span text:style-name="T4">Pumbaa → </text:span><text:span text:style-name="T4">/groups/servers/timon </text:span><text:span text:style-name="T4">→ </text:span><text:span text:style-name="T5">{“msg”:”set”,”id”:12345</text:span><text:span text:style-name="T5">,”timestamp”:1234567</text:span><text:span text:style-name="T5">9,”response”:</text:span><text:span text:style-name="T5">{“type”:”temperature”,”i</text:span><text:span text:style-name="T5">d”:54321,”value_f”:32.</text:span><text:span text:style-name="T5">5}}</text:span></text:p>
                      </text:list-item>
                      <text:list-item>
                        <text:p text:style-name="P5"><text:span text:style-name="T4">Pumbaa → </text:span><text:span text:style-name="T4">/groups/servers/timon </text:span><text:span text:style-name="T4">→ </text:span><text:span text:style-name="T5">{“msg”:”set”,”id”:12345</text:span><text:span text:style-name="T5">,”timestamp”:1234568</text:span><text:span text:style-name="T5">0,”response”:</text:span><text:span text:style-name="T5">{“type”:”temperature”,”i</text:span><text:span text:style-name="T5">d”:54321,”value_f”:32.</text:span><text:span text:style-name="T5">8}}</text:span></text:p>
                      </text:list-item>
                      <text:list-item>
                        <text:p text:style-name="P5"><text:span text:style-name="T4">Pumbaa → </text:span><text:span text:style-name="T4">/groups/servers/timon </text:span><text:span text:style-name="T4">→ </text:span><text:span text:style-name="T5">{“msg”:”set”,”id”:12345</text:span><text:span text:style-name="T5">,”timestamp”:1234568</text:span><text:span text:style-name="T5">1,”response”:</text:span><text:span text:style-name="T5">{“type”:”temperature”,”i</text:span><text:span text:style-name="T5">d”:54321,”value_f”:41.</text:span><text:span text:style-name="T5">0}}</text:span></text:p>
                      </text:list-item>
                      <text:list-item>
                        <text:p text:style-name="P5"><text:span text:style-name="T5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1T21:11:12.659852852</meta:creation-date>
    <meta:editing-duration>PT18M43S</meta:editing-duration>
    <meta:editing-cycles>5</meta:editing-cycles>
    <meta:generator>LibreOffice/7.3.7.2$Linux_X86_64 LibreOffice_project/30$Build-2</meta:generator>
    <dc:title>Portfolio</dc:title>
    <dc:date>2024-02-12T00:18:32.911805727</dc:date>
    <meta:document-statistic meta:object-count="93"/>
  </office:meta>
</office:document-meta>
</file>